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language="en" fo:country="US" officeooo:paragraph-rsid="001cc8ed"/>
    </style:style>
    <style:style style:name="P2" style:family="paragraph" style:parent-style-name="Standard">
      <style:text-properties style:font-name="Liberation Sans" fo:language="en" fo:country="US" officeooo:paragraph-rsid="0029695e"/>
    </style:style>
    <style:style style:name="P3" style:family="paragraph" style:parent-style-name="Standard">
      <style:text-properties style:font-name="Liberation Sans" fo:language="en" fo:country="US" style:text-underline-style="solid" style:text-underline-width="auto" style:text-underline-color="font-color" officeooo:rsid="00325c47" officeooo:paragraph-rsid="0029695e"/>
    </style:style>
    <style:style style:name="P4" style:family="paragraph" style:parent-style-name="Standard">
      <style:text-properties fo:language="en" fo:country="US" officeooo:paragraph-rsid="001cc8ed"/>
    </style:style>
    <style:style style:name="P5" style:family="paragraph" style:parent-style-name="Standard">
      <style:text-properties officeooo:paragraph-rsid="0026fbbe"/>
    </style:style>
    <style:style style:name="P6" style:family="paragraph" style:parent-style-name="Text_20_body">
      <style:text-properties style:font-name="Liberation Sans" fo:language="en" fo:country="US" officeooo:paragraph-rsid="0038de4d"/>
    </style:style>
    <style:style style:name="P7" style:family="paragraph" style:parent-style-name="Text_20_body">
      <style:text-properties officeooo:paragraph-rsid="0038de4d"/>
    </style:style>
    <style:style style:name="P8" style:family="paragraph" style:parent-style-name="Text_20_body">
      <style:text-properties officeooo:paragraph-rsid="003eb171"/>
    </style:style>
    <style:style style:name="P9" style:family="paragraph" style:parent-style-name="Text_20_body">
      <style:text-properties officeooo:paragraph-rsid="003eb171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language="en" fo:country="US"/>
    </style:style>
    <style:style style:name="T3" style:family="text">
      <style:text-properties style:font-name="Liberation Sans" fo:language="en" fo:country="US" officeooo:rsid="001cc8ed"/>
    </style:style>
    <style:style style:name="T4" style:family="text">
      <style:text-properties style:font-name="Liberation Sans" fo:language="en" fo:country="US" officeooo:rsid="00244c46"/>
    </style:style>
    <style:style style:name="T5" style:family="text">
      <style:text-properties style:font-name="Liberation Sans" fo:language="en" fo:country="US" officeooo:rsid="0038de4d"/>
    </style:style>
    <style:style style:name="T6" style:family="text">
      <style:text-properties style:font-name="Liberation Sans" fo:language="en" fo:country="US" officeooo:rsid="003bf06e"/>
    </style:style>
    <style:style style:name="T7" style:family="text">
      <style:text-properties style:font-name="Liberation Sans" fo:language="en" fo:country="US" officeooo:rsid="003eb171"/>
    </style:style>
    <style:style style:name="T8" style:family="text">
      <style:text-properties style:font-name="Liberation Sans" fo:language="en" fo:country="US" officeooo:rsid="003efa2e"/>
    </style:style>
    <style:style style:name="T9" style:family="text">
      <style:text-properties style:font-name="Liberation Sans" fo:language="en" fo:country="US" officeooo:rsid="003f7d5b"/>
    </style:style>
    <style:style style:name="T10" style:family="text">
      <style:text-properties style:font-name="Liberation Sans" fo:font-size="8pt" fo:font-style="italic" officeooo:rsid="00269a5b" style:font-size-asian="7pt" style:font-style-asian="italic" style:font-size-complex="8pt" style:font-style-complex="italic"/>
    </style:style>
    <style:style style:name="T11" style:family="text">
      <style:text-properties style:font-name="Liberation Sans" officeooo:rsid="00257116"/>
    </style:style>
    <style:style style:name="T12" style:family="text">
      <style:text-properties style:font-name="Liberation Sans" officeooo:rsid="001cc8ed"/>
    </style:style>
    <style:style style:name="T13" style:family="text">
      <style:text-properties style:font-name="Liberation Sans" officeooo:rsid="0021466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1">Pablo Javier Gutierrez</text:span><text:span text:style-name="T12">, <text:s text:c="2"/></text:span><text:span text:style-name="T10">software developer</text:span></text:p>
      <text:p text:style-name="P1"/>
      <text:p text:style-name="P5"><text:span text:style-name="T2">It is difficult to condense 20</text:span><text:span text:style-name="T4">+</text:span><text:span text:style-name="T2"> years of experience, but would like to tell you that I have been in many roles within the IT, </text:span><text:span text:style-name="T5">all software development related</text:span><text:span text:style-name="T2">: </text:span><text:span text:style-name="T5">from developer</text:span><text:span text:style-name="T2"> </text:span><text:span text:style-name="T5">to</text:span><text:span text:style-name="T3"> </text:span><text:span text:style-name="T5">Agile</text:span><text:span text:style-name="T3"> Lead</text:span><text:span text:style-name="T2">. </text:span></text:p>
      <text:p text:style-name="P1"/>
      <text:p text:style-name="P4"><text:span text:style-name="T1">I am a multi-purpose professional since I’</text:span><text:span text:style-name="T12">ve</text:span><text:span text:style-name="T1"> master</text:span><text:span text:style-name="T12">ed</text:span><text:span text:style-name="T1"> software and hardware issues, </text:span><text:span text:style-name="T12">as well as team</text:span><text:span text:style-name="T1"> management, </text:span><text:span text:style-name="T13">requirements, development, maintaining</text:span><text:span text:style-name="T1">, but </text:span><text:span text:style-name="T12">over all</text:span><text:span text:style-name="T1">, I can bring experience, maturity, and good judgment </text:span><text:span text:style-name="T12">in addition to</text:span><text:span text:style-name="T1"> experience in many industries. </text:span></text:p>
      <text:p text:style-name="P6"/>
      <text:p text:style-name="P8"><text:span text:style-name="T5">I have </text:span><text:span text:style-name="T2">provid</text:span><text:span text:style-name="T5">ed</text:span><text:span text:style-name="T2"> </text:span><text:span text:style-name="T7">development and </text:span><text:span text:style-name="T2">consultancy services, work</text:span><text:span text:style-name="T5">ed</text:span><text:span text:style-name="T2"> in </text:span><text:span text:style-name="T7">mid-ranged, </text:span><text:span text:style-name="T2">multinational companies </text:span><text:span text:style-name="T7">and start ups</text:span><text:span text:style-name="T2">. 1</text:span><text:span text:style-name="T9">0</text:span><text:span text:style-name="T2">+ years leading </text:span><text:span text:style-name="T7">software development</text:span><text:span text:style-name="T2"> teams </text:span><text:span text:style-name="T8">in both technical &amp; support</text:span><text:span text:style-name="T2">, delivering projects. I’</text:span><text:span text:style-name="T8">ve</text:span><text:span text:style-name="T2"> made </text:span><text:span text:style-name="T8">portfolio</text:span><text:span text:style-name="T2"> management, strategic planning; HR Management and IT </text:span><text:span text:style-name="T7">governance. </text:span><text:span text:style-name="T9">I’ve worked in multicultural environments and partial to fully remote.</text:span></text:p>
      <text:p text:style-name="P8"><text:span text:style-name="T9"/></text:p>
      <text:p text:style-name="P7"><text:span text:style-name="T2">My work is </text:span><text:span text:style-name="T6">MVP</text:span><text:span text:style-name="T2"> oriented, applying different methodologies (such as </text:span><text:span text:style-name="T6">Agile</text:span><text:span text:style-name="T2">, Scrum or CMMI). I have a strong IT and Business background; based on my experience and education. </text:span></text:p>
      <text:p text:style-name="P1"/>
      <text:p text:style-name="P1"/>
      <text:p text:style-name="P1"/>
      <text:p text:style-name="P1">Thanks for your time. </text:p>
      <text:p text:style-name="P1"/>
      <text:p text:style-name="P1"/>
      <text:p text:style-name="P2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4T18:21:47.326000000</meta:creation-date>
    <dc:date>2021-01-01T20:22:27.501000000</dc:date>
    <meta:editing-duration>P1DT2H44M58S</meta:editing-duration>
    <meta:editing-cycles>13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6" meta:word-count="158" meta:character-count="1057" meta:non-whitespace-character-count="899"/>
  </office:meta>
</office:document-meta>
</file>